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6b0" officeooo:paragraph-rsid="0007c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LAB PROGRAMS TO BE WRITTEN:</text:p>
      <text:p text:style-name="P1"/>
      <text:p text:style-name="P1">1. <text:s/>Array of nummbers though command line and sort in ascending order.</text:p>
      <text:p text:style-name="P1">2. <text:s/>Qudratic solution ax^2+bx+c use the qudaratic formula.</text:p>
      <text:p text:style-name="P1">3. <text:s/>ACCOUNt program</text:p>
      <text:p text:style-name="P1">4. <text:s/>Method Overriding program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5:45:42.609276809</meta:creation-date>
    <dc:date>2023-05-08T15:56:18.964676381</dc:date>
    <meta:editing-duration>PT36S</meta:editing-duration>
    <meta:editing-cycles>1</meta:editing-cycles>
    <meta:document-statistic meta:table-count="0" meta:image-count="0" meta:object-count="0" meta:page-count="1" meta:paragraph-count="5" meta:word-count="33" meta:character-count="208" meta:non-whitespace-character-count="176"/>
    <meta:generator>LibreOffice/7.3.2.2$Linux_X86_64 LibreOffice_project/30$Build-2</meta:generator>
  </office:meta>
</office:document-meta>
</file>